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ott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kala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kala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2cm" svg:height="0.725cm" svg:x="2.658cm" svg:y="1.1cm">
          <draw:text-box>
            <text:p text:style-name="P1"><text:span text:style-name="T1">Initial state</text:span></text:p>
          </draw:text-box>
        </draw:frame>
        <draw:frame draw:style-name="gr1" draw:text-style-name="P2" draw:layer="layout" svg:width="2.471cm" svg:height="0.725cm" svg:x="2.533cm" svg:y="9.87cm">
          <draw:text-box>
            <text:p text:style-name="P1"><text:span text:style-name="T1">Final state</text:span></text:p>
          </draw:text-box>
        </draw:frame>
        <draw:rect draw:style-name="gr2" draw:text-style-name="P3" draw:layer="layout" svg:width="3.285cm" svg:height="1.919cm" svg:x="2.257cm" svg:y="1.971cm">
          <text:p text:style-name="P1"/>
        </draw:rect>
        <draw:line draw:style-name="gr3" draw:text-style-name="P3" draw:layer="layout" svg:x1="3.978cm" svg:y1="1.943cm" svg:x2="3.978cm" svg:y2="3.89cm">
          <text:p text:style-name="P1"/>
        </draw:line>
        <draw:line draw:style-name="gr4" draw:text-style-name="P3" draw:layer="layout" svg:x1="3.806cm" svg:y1="1.944cm" svg:x2="3.806cm" svg:y2="3.891cm">
          <text:p text:style-name="P1"/>
        </draw:line>
        <draw:frame draw:style-name="gr1" draw:text-style-name="P4" draw:layer="layout" svg:width="1.264cm" svg:height="0.569cm" svg:x="4cm" svg:y="2.588cm">
          <draw:text-box>
            <text:p text:style-name="P1"><text:span text:style-name="T2">Gas 2</text:span></text:p>
          </draw:text-box>
        </draw:frame>
        <draw:frame draw:style-name="gr1" draw:text-style-name="P4" draw:layer="layout" svg:width="1.26cm" svg:height="0.569cm" svg:x="2.4cm" svg:y="2.589cm">
          <draw:text-box>
            <text:p text:style-name="P1"><text:span text:style-name="T2">Gas 1</text:span></text:p>
          </draw:text-box>
        </draw:frame>
        <draw:line draw:style-name="gr5" draw:text-style-name="P3" draw:layer="layout" svg:x1="5.348cm" svg:y1="1.945cm" svg:x2="5.348cm" svg:y2="3.892cm">
          <text:p text:style-name="P1"/>
        </draw:line>
        <draw:custom-shape draw:style-name="gr6" draw:text-style-name="P3" draw:layer="layout" svg:width="0.199cm" svg:height="1.566cm" draw:transform="rotate (1.58091923645617) translate (3.797cm 4.168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0.693cm" svg:height="0.569cm" svg:x="4.242cm" svg:y="4.02cm">
          <draw:text-box>
            <text:p text:style-name="P5"><text:span text:style-name="T3">V</text:span></text:p>
          </draw:text-box>
        </draw:frame>
        <draw:rect draw:style-name="gr2" draw:text-style-name="P3" draw:layer="layout" svg:width="3.422cm" svg:height="1.919cm" svg:x="2.258cm" svg:y="4.672cm">
          <text:p text:style-name="P1"/>
        </draw:rect>
        <draw:rect draw:style-name="gr2" draw:text-style-name="P3" draw:layer="layout" svg:width="3.229cm" svg:height="1.919cm" svg:x="2.244cm" svg:y="7.373cm">
          <text:p text:style-name="P1"/>
        </draw:rect>
        <draw:line draw:style-name="gr3" draw:text-style-name="P3" draw:layer="layout" svg:x1="3.978cm" svg:y1="4.644cm" svg:x2="3.978cm" svg:y2="6.591cm">
          <text:p text:style-name="P1"/>
        </draw:line>
        <draw:line draw:style-name="gr5" draw:text-style-name="P3" draw:layer="layout" svg:x1="4.806cm" svg:y1="4.644cm" svg:x2="4.806cm" svg:y2="6.591cm">
          <text:p text:style-name="P1"/>
        </draw:line>
        <draw:line draw:style-name="gr4" draw:text-style-name="P3" draw:layer="layout" svg:x1="3.078cm" svg:y1="4.671cm" svg:x2="3.078cm" svg:y2="6.618cm">
          <text:p text:style-name="P1"/>
        </draw:line>
        <draw:frame draw:style-name="gr1" draw:text-style-name="P4" draw:layer="layout" svg:width="1.26cm" svg:height="0.569cm" svg:x="2.03cm" svg:y="5.308cm">
          <draw:text-box>
            <text:p text:style-name="P1"><text:span text:style-name="T2">Gas 1</text:span></text:p>
          </draw:text-box>
        </draw:frame>
        <draw:frame draw:style-name="gr1" draw:text-style-name="P4" draw:layer="layout" svg:width="1.264cm" svg:height="0.569cm" svg:x="3.758cm" svg:y="5.319cm">
          <draw:text-box>
            <text:p text:style-name="P1"><text:span text:style-name="T2">Gas 2</text:span></text:p>
          </draw:text-box>
        </draw:frame>
        <draw:frame draw:style-name="gr1" draw:text-style-name="P8" draw:layer="layout" svg:width="1.45cm" svg:height="0.887cm" draw:transform="rotate (1.571145392645) translate (3.082cm 6.337cm)">
          <draw:text-box>
            <text:p text:style-name="P7"><text:span text:style-name="T2">Gases</text:span></text:p>
            <text:p text:style-name="P7"><text:span text:style-name="T2">1 and 2</text:span></text:p>
          </draw:text-box>
        </draw:frame>
        <draw:frame draw:style-name="gr1" draw:text-style-name="P4" draw:layer="layout" svg:width="1.518cm" svg:height="0.569cm" draw:transform="rotate (1.58231549985776) translate (4.9cm 6.327cm)">
          <draw:text-box>
            <text:p text:style-name="P1"><text:span text:style-name="T2">Vacuum</text:span></text:p>
          </draw:text-box>
        </draw:frame>
        <draw:custom-shape draw:style-name="gr6" draw:text-style-name="P3" draw:layer="layout" svg:width="0.199cm" svg:height="1.67cm" draw:transform="rotate (1.58091923645617) translate (3.127cm 6.868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0.693cm" svg:height="0.569cm" svg:x="3.572cm" svg:y="6.72cm">
          <draw:text-box>
            <text:p text:style-name="P5"><text:span text:style-name="T3">V</text:span></text:p>
          </draw:text-box>
        </draw:frame>
        <draw:frame draw:style-name="gr1" draw:text-style-name="P4" draw:layer="layout" svg:width="1.518cm" svg:height="0.569cm" svg:x="4.014cm" svg:y="8.109cm">
          <draw:text-box>
            <text:p text:style-name="P1"><text:span text:style-name="T2">Vacuum</text:span></text:p>
          </draw:text-box>
        </draw:frame>
        <draw:frame draw:style-name="gr1" draw:text-style-name="P8" draw:layer="layout" svg:width="1.45cm" svg:height="0.887cm" svg:x="2.346cm" svg:y="7.939cm">
          <draw:text-box>
            <text:p text:style-name="P7"><text:span text:style-name="T2">Gases</text:span></text:p>
            <text:p text:style-name="P7"><text:span text:style-name="T2">1 and 2</text:span></text:p>
          </draw:text-box>
        </draw:frame>
        <draw:line draw:style-name="gr4" draw:text-style-name="P3" draw:layer="layout" svg:x1="2.364cm" svg:y1="7.372cm" svg:x2="2.364cm" svg:y2="9.319cm">
          <text:p text:style-name="P1"/>
        </draw:line>
        <draw:line draw:style-name="gr3" draw:text-style-name="P3" draw:layer="layout" svg:x1="3.75cm" svg:y1="7.359cm" svg:x2="3.75cm" svg:y2="9.306cm">
          <text:p text:style-name="P1"/>
        </draw:line>
        <draw:line draw:style-name="gr5" draw:text-style-name="P3" draw:layer="layout" svg:x1="3.934cm" svg:y1="7.369cm" svg:x2="3.934cm" svg:y2="9.316cm">
          <text:p text:style-name="P1"/>
        </draw:line>
        <draw:custom-shape draw:style-name="gr6" draw:text-style-name="P3" draw:layer="layout" svg:width="0.199cm" svg:height="1.559cm" draw:transform="rotate (1.58091923645617) translate (2.383cm 9.597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6" draw:layer="layout" svg:width="0.693cm" svg:height="0.569cm" svg:x="2.786cm" svg:y="9.449cm">
          <draw:text-box>
            <text:p text:style-name="P5"><text:span text:style-name="T3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otted_20__28_var_29_" draw:display-name="Ultrafine Dotted (var)" draw:style="rect" draw:dots1="1" draw:distance="50%"/>
    <draw:stroke-dash draw:name="kala" draw:style="rect" draw:dots1="1" draw:dots1-length="0.254cm" draw:dots2="1" draw:dots2-length="0.254cm" draw:distance="0.2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Jussi Eloranta</meta:initial-creator>
    <meta:creation-date>2008-05-12T12:53:32</meta:creation-date>
    <dc:creator>Jussi Eloranta</dc:creator>
    <dc:date>2008-05-12T13:27:49</dc:date>
    <meta:editing-cycles>23</meta:editing-cycles>
    <meta:editing-duration>PT34M18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